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1">
            <text:p text:style-name="P7">1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1">
            <text:p text:style-name="P7">1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Mail i samband med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Bekräftelsesida-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5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ext:soft-page-break/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oft-page-break/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4T13:21:03</dc:date>
    <meta:editing-duration>P22DT9H17S</meta:editing-duration>
    <meta:editing-cycles>147</meta:editing-cycles>
    <meta:generator>OpenOffice/4.1.0$Unix OpenOffice.org_project/410m18$Build-9764</meta:generator>
    <meta:document-statistic meta:table-count="5" meta:image-count="0" meta:object-count="0" meta:page-count="3" meta:paragraph-count="246" meta:word-count="608" meta:character-count="3334"/>
  </office:meta>
</office:document-meta>
</file>